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officeooo:paragraph-rsid="001161d1"/>
    </style:style>
    <style:style style:name="P2" style:family="paragraph" style:parent-style-name="Text_20_body">
      <style:text-properties officeooo:paragraph-rsid="001161d1"/>
    </style:style>
    <style:style style:name="P3" style:family="paragraph" style:parent-style-name="Heading_20_4">
      <style:text-properties officeooo:paragraph-rsid="001263cc"/>
    </style:style>
    <style:style style:name="T1" style:family="text">
      <style:text-properties officeooo:rsid="001161d1"/>
    </style:style>
    <style:style style:name="T2" style:family="text">
      <style:text-properties officeooo:rsid="001263cc"/>
    </style:style>
    <style:style style:name="T3" style:family="text">
      <style:text-properties officeooo:rsid="00139d5b"/>
    </style:style>
    <style:style style:name="T4" style:family="text">
      <style:text-properties officeooo:rsid="0013b663"/>
    </style:style>
    <style:style style:name="T5" style:family="text">
      <style:text-properties officeooo:rsid="000d96f3"/>
    </style:style>
    <style:style style:name="T6" style:family="text">
      <style:text-properties officeooo:rsid="00150c76"/>
    </style:style>
    <style:style style:name="T7" style:family="text">
      <style:text-properties officeooo:rsid="0016d58d"/>
    </style:style>
    <style:style style:name="T8" style:family="text">
      <style:text-properties officeooo:rsid="00194e1d"/>
    </style:style>
    <style:style style:name="T9" style:family="text">
      <style:text-properties officeooo:rsid="00191e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1. <text:span text:style-name="T1">Faça um programa que receba dois números e mostre qual deles é o maior.</text:span></text:h>
      <text:p text:style-name="P2"/>
      <text:p text:style-name="P2"/>
      <text:h text:style-name="P1" text:outline-level="4"><text:span text:style-name="T2">2</text:span>. <text:span text:style-name="T2">Leia um número fornecido pelo usuário</text:span>. <text:span text:style-name="T2">Se esse número for positivo, calcule a raiz quadrada do número. Se o número for negativo, mostre uma mensagem dizendo que o número é inválido.</text:span></text:h>
      <text:p text:style-name="P2"/>
      <text:h text:style-name="P1" text:outline-level="4"><text:span text:style-name="T2">3</text:span>. <text:span text:style-name="T3">Leia um número real. Se o número for positivo imprima a raiz quadrada. Do contrário, imprima o número ao quadrado.</text:span></text:h>
      <text:p text:style-name="P2"/>
      <text:h text:style-name="P1" text:outline-level="4"><text:span text:style-name="T2">4</text:span>. <text:span text:style-name="T4">Faça um programa que leia um número e, caso ele seja positivo, calcule e mostre: 1) O número digitado ao quadrado, 2) A raiz quadrada do número digitado</text:span>.</text:h>
      <text:h text:style-name="P1" text:outline-level="4"><text:span text:style-name="T2">5</text:span>. Fa<text:span text:style-name="T5">ça</text:span> um programa que <text:span text:style-name="T6">receba um número inteiro e verifique se este número é par ou ímpar</text:span>.</text:h>
      <text:p text:style-name="P2"/>
      <text:h text:style-name="P1" text:outline-level="4"><text:span text:style-name="T2">6</text:span>. <text:span text:style-name="T6">Escreva um programa que, dados dois números inteiros, mostre na tela o maior deles, assim como a diferença existente entre ambos</text:span>.</text:h>
      <text:p text:style-name="P2"/>
      <text:h text:style-name="P1" text:outline-level="4"><text:span text:style-name="T2">7</text:span>. Fa<text:span text:style-name="T5">ça</text:span> um programa que <text:span text:style-name="T6">receba dois números e mostre o maior. Se por acaso os dois números forem iguais, imprima a mensagem “números iguais”.</text:span></text:h>
      <text:p text:style-name="P2"/>
      <text:h text:style-name="P1" text:outline-level="4"><text:span text:style-name="T2">8</text:span>. <text:span text:style-name="T6">Faça um programa que leia 2 notas de um aluno, verifique se as notas são válidas e exiba na tela a média destas notas. Uma nota válida deve ser, obrigatoriamente, um valor entre 0 e 10, onde caso a nota não possua valor válido, este fato deve ser informado ao usuário e o programa termina.</text:span></text:h>
      <text:p text:style-name="P2"/>
      <text:h text:style-name="P1" text:outline-level="4"><text:span text:style-name="T2">9</text:span>. <text:span text:style-name="T7">Leia o salário de um trabalhador e o valor da prestação de um empréstimo. Se a prestação for maior que 20% do salário imprima “Empréstimo não concedido”, caso contrário “Empréstimo concedido”.</text:span></text:h>
      <text:p text:style-name="P2"/>
      <text:h text:style-name="P1" text:outline-level="4">1<text:span text:style-name="T2">0</text:span>. Fa<text:span text:style-name="T5">ça</text:span> um programa que leia um número inteiro e o imprima.</text:h>
      <text:p text:style-name="P2"/>
      <text:h text:style-name="P1" text:outline-level="4"><text:soft-page-break/>1<text:span text:style-name="T2">1</text:span>. Fa<text:span text:style-name="T5">ça</text:span> um programa que leia um número inteiro e o imprima.</text:h>
      <text:h text:style-name="P1" text:outline-level="4">1<text:span text:style-name="T2">2</text:span>. Fa<text:span text:style-name="T5">ça</text:span> um programa que leia um número inteiro e o imprima.</text:h>
      <text:h text:style-name="P1" text:outline-level="4">1<text:span text:style-name="T2">3</text:span>. Fa<text:span text:style-name="T5">ça</text:span> um programa que leia um número inteiro e o imprima.</text:h>
      <text:h text:style-name="P1" text:outline-level="4">1<text:span text:style-name="T2">4</text:span>. Fa<text:span text:style-name="T5">ça</text:span> um programa que leia um número inteiro e o imprima.</text:h>
      <text:h text:style-name="P1" text:outline-level="4">1<text:span text:style-name="T2">5</text:span>. Fa<text:span text:style-name="T5">ça</text:span> um programa que leia um número inteiro e o imprima.</text:h>
      <text:p text:style-name="P2"/>
      <text:h text:style-name="P1" text:outline-level="4">1<text:span text:style-name="T2">6</text:span>. Fa<text:span text:style-name="T5">ça</text:span> um programa que leia um número inteiro e o imprima.</text:h>
      <text:h text:style-name="P1" text:outline-level="4">1<text:span text:style-name="T2">7</text:span>. Fa<text:span text:style-name="T5">ça</text:span> um programa que leia um número inteiro e o imprima.</text:h>
      <text:h text:style-name="P1" text:outline-level="4">1<text:span text:style-name="T2">8</text:span>. Fa<text:span text:style-name="T5">ça</text:span> um programa que leia um número inteiro e o imprima.</text:h>
      <text:h text:style-name="P1" text:outline-level="4">1<text:span text:style-name="T2">9</text:span>. Fa<text:span text:style-name="T5">ça</text:span> um programa que leia um número inteiro e o imprima.</text:h>
      <text:h text:style-name="P1" text:outline-level="4"><text:span text:style-name="T2">20</text:span>. Fa<text:span text:style-name="T5">ça</text:span> um programa que leia um número inteiro e o imprima.</text:h>
      <text:p text:style-name="P2"/>
      <text:h text:style-name="P3" text:outline-level="4"><text:span text:style-name="T2">2</text:span>1. Fa<text:span text:style-name="T5">ça</text:span> um programa que leia um número inteiro e o imprima.</text:h>
      <text:h text:style-name="P1" text:outline-level="4" text:is-list-header="true"><text:span text:style-name="T2">22</text:span>. Fa<text:span text:style-name="T5">ça</text:span> um programa que leia um número inteiro e o imprima.</text:h>
      <text:h text:style-name="P1" text:outline-level="4" text:is-list-header="true"><text:span text:style-name="T2">23</text:span>. Fa<text:span text:style-name="T5">ça</text:span> um programa que leia um número inteiro e o imprima.</text:h>
      <text:h text:style-name="P1" text:outline-level="4"><text:span text:style-name="T2">24</text:span>. Fa<text:span text:style-name="T5">ça</text:span> um programa que leia um número inteiro e o imprima.</text:h>
      <text:h text:style-name="P1" text:outline-level="4" text:is-list-header="true"><text:span text:style-name="T2">25</text:span>. Fa<text:span text:style-name="T5">ça</text:span> um programa que leia um número inteiro e o imprima.</text:h>
      <text:p text:style-name="P2"/>
      <text:h text:style-name="P1" text:outline-level="4"><text:span text:style-name="T2">26</text:span>. Fa<text:span text:style-name="T5">ça</text:span> um programa que leia um número inteiro e o imprima.</text:h>
      <text:h text:style-name="P1" text:outline-level="4"><text:span text:style-name="T2">27</text:span>. Fa<text:span text:style-name="T5">ça</text:span> um programa que leia um número inteiro e o imprima.</text:h>
      <text:h text:style-name="P1" text:outline-level="4"><text:span text:style-name="T2">28</text:span>. Fa<text:span text:style-name="T5">ça</text:span> um programa que leia um número inteiro e o imprima.</text:h>
      <text:h text:style-name="P1" text:outline-level="4"><text:span text:style-name="T2">29</text:span>. Fa<text:span text:style-name="T5">ça</text:span> um programa que leia um número inteiro e o imprima.</text:h>
      <text:h text:style-name="P1" text:outline-level="4" text:is-list-header="true"><text:span text:style-name="T2">30</text:span>. Fa<text:span text:style-name="T5">ça</text:span> um programa que leia um número inteiro e o imprima.</text:h>
      <text:p text:style-name="P2"/>
      <text:h text:style-name="P1" text:outline-level="4"><text:soft-page-break/><text:span text:style-name="T2">3</text:span>1. Fa<text:span text:style-name="T5">ça</text:span> um programa que leia um número inteiro e o imprima.</text:h>
      <text:h text:style-name="P1" text:outline-level="4"><text:span text:style-name="T2">32</text:span>. Fa<text:span text:style-name="T5">ça</text:span> um programa que leia um número inteiro e o imprima.</text:h>
      <text:h text:style-name="P1" text:outline-level="4"><text:span text:style-name="T2">33</text:span>. Fa<text:span text:style-name="T5">ça</text:span> um programa que leia um número inteiro e o imprima.</text:h>
      <text:h text:style-name="P1" text:outline-level="4"><text:span text:style-name="T2">34</text:span>. Fa<text:span text:style-name="T5">ça</text:span> um programa que leia um número inteiro e o imprima.</text:h>
      <text:h text:style-name="P1" text:outline-level="4"><text:span text:style-name="T2">35</text:span>. Fa<text:span text:style-name="T5">ça</text:span> um programa que leia um número inteiro e o imprima.</text:h>
      <text:p text:style-name="P2"/>
      <text:h text:style-name="P1" text:outline-level="4"><text:span text:style-name="T2">36</text:span>. Fa<text:span text:style-name="T5">ça</text:span> um programa que leia um número inteiro e o imprima.</text:h>
      <text:h text:style-name="P1" text:outline-level="4"><text:span text:style-name="T2">37</text:span>. Fa<text:span text:style-name="T5">ça</text:span> um programa que leia um número inteiro e o imprima.</text:h>
      <text:h text:style-name="P1" text:outline-level="4"><text:span text:style-name="T2">38</text:span>. Fa<text:span text:style-name="T5">ça</text:span> um programa que leia um número inteiro e o imprima.</text:h>
      <text:h text:style-name="P1" text:outline-level="4"><text:span text:style-name="T2">39</text:span>. Fa<text:span text:style-name="T5">ça</text:span> um programa que leia um número inteiro e o imprima.</text:h>
      <text:h text:style-name="P1" text:outline-level="4"><text:span text:style-name="T2">40</text:span>. <text:span text:style-name="T8">O custo ao consumidor de um carro novo é a soma do custo da fábrica, da comissão do distribuidor, e dos impostos. A comissão e os impostos são calculados sobre o custo de fábrica, de acordo com a tabela abaixo. Leia o custo de fábrica e escreva o custo ao consumidor.</text:span></text:h>
      <text:p text:style-name="P2"/>
      <text:h text:style-name="P1" text:outline-level="4"><text:span text:style-name="T2">4</text:span>1. Fa<text:span text:style-name="T5">ça</text:span> um <text:span text:style-name="T9">algoritmo que calcule o IMC de uma pessoa e mostre sua classificação de acordo com a tabela abaixo: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14:24:29.804059100</meta:creation-date>
    <dc:date>2025-06-30T19:13:29.164197400</dc:date>
    <meta:editing-duration>PT17M1S</meta:editing-duration>
    <meta:editing-cycles>4</meta:editing-cycles>
    <meta:generator>LibreOffice/25.2.4.3$Windows_X86_64 LibreOffice_project/33e196637044ead23f5c3226cde09b47731f7e27</meta:generator>
    <meta:document-statistic meta:table-count="0" meta:image-count="0" meta:object-count="0" meta:page-count="3" meta:paragraph-count="41" meta:word-count="683" meta:character-count="3564" meta:non-whitespace-character-count="2922"/>
  </office:meta>
</office:document-meta>
</file>